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9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8-012" table:style-name="ta1">
        <table:shapes>
          <draw:frame draw:z-index="0" draw:style-name="gr1" draw:text-style-name="P1" svg:width="159.99mm" svg:height="89.99mm" svg:x="103.42mm" svg:y="0mm">
            <loext:p draw:notify-on-update-of-ranges="'FD8-012'.B3:'FD8-012'.B4 'FD8-012'.B5:'FD8-012'.B105 'FD8-012'.C3:'FD8-012'.C4 'FD8-012'.C5:'FD8-012'.C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VG= 0 to 1 in 0,01 step</text:p>
          </table:table-cell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" calcext:value-type="float">
            <text:p>6,10E-12</text:p>
          </table:table-cell>
          <table:table-cell office:value-type="float" office:value="-0.00000000000598" calcext:value-type="float">
            <text:p>-5,9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00001115" calcext:value-type="float">
            <text:p>1,12E-11</text:p>
          </table:table-cell>
          <table:table-cell office:value-type="float" office:value="-0.00000000000238" calcext:value-type="float">
            <text:p>-2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001425" calcext:value-type="float">
            <text:p>1,43E-11</text:p>
          </table:table-cell>
          <table:table-cell office:value-type="float" office:value="-0.00000000000051" calcext:value-type="float">
            <text:p>-5,1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000001963" calcext:value-type="float">
            <text:p>1,96E-11</text:p>
          </table:table-cell>
          <table:table-cell office:value-type="float" office:value="-0.00000000000231" calcext:value-type="float">
            <text:p>-2,3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00002763" calcext:value-type="float">
            <text:p>2,76E-11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00004216" calcext:value-type="float">
            <text:p>4,22E-11</text:p>
          </table:table-cell>
          <table:table-cell office:value-type="float" office:value="0.0000000000032" calcext:value-type="float">
            <text:p>3,2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0000598" calcext:value-type="float">
            <text:p>5,98E-11</text:p>
          </table:table-cell>
          <table:table-cell office:value-type="float" office:value="-0.0000000000081" calcext:value-type="float">
            <text:p>-8,1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00008029" calcext:value-type="float">
            <text:p>8,03E-11</text:p>
          </table:table-cell>
          <table:table-cell office:value-type="float" office:value="0.00000000000521" calcext:value-type="float">
            <text:p>5,2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00011709" calcext:value-type="float">
            <text:p>1,17E-10</text:p>
          </table:table-cell>
          <table:table-cell office:value-type="float" office:value="0.00000000000751" calcext:value-type="float">
            <text:p>7,5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00016703" calcext:value-type="float">
            <text:p>1,67E-10</text:p>
          </table:table-cell>
          <table:table-cell office:value-type="float" office:value="0.00000000000123" calcext:value-type="float">
            <text:p>1,2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00023917" calcext:value-type="float">
            <text:p>2,39E-10</text:p>
          </table:table-cell>
          <table:table-cell office:value-type="float" office:value="0.00000000000244" calcext:value-type="float">
            <text:p>2,4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00034022" calcext:value-type="float">
            <text:p>3,40E-10</text:p>
          </table:table-cell>
          <table:table-cell office:value-type="float" office:value="0.00000000000508" calcext:value-type="float">
            <text:p>5,0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00048187" calcext:value-type="float">
            <text:p>4,82E-10</text:p>
          </table:table-cell>
          <table:table-cell office:value-type="float" office:value="0.00000000000339" calcext:value-type="float">
            <text:p>3,3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00068396" calcext:value-type="float">
            <text:p>6,84E-10</text:p>
          </table:table-cell>
          <table:table-cell office:value-type="float" office:value="0.00000000000276" calcext:value-type="float">
            <text:p>2,7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00097411" calcext:value-type="float">
            <text:p>9,74E-10</text:p>
          </table:table-cell>
          <table:table-cell office:value-type="float" office:value="0.00000000000499" calcext:value-type="float">
            <text:p>4,9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0013857" calcext:value-type="float">
            <text:p>1,39E-09</text:p>
          </table:table-cell>
          <table:table-cell office:value-type="float" office:value="0.00000000000884" calcext:value-type="float">
            <text:p>8,8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0019643" calcext:value-type="float">
            <text:p>1,96E-09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00027932" calcext:value-type="float">
            <text:p>2,79E-09</text:p>
          </table:table-cell>
          <table:table-cell office:value-type="float" office:value="-0.00000000000188" calcext:value-type="float">
            <text:p>-1,8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00039622" calcext:value-type="float">
            <text:p>3,96E-09</text:p>
          </table:table-cell>
          <table:table-cell office:value-type="float" office:value="-0.00000000000218" calcext:value-type="float">
            <text:p>-2,1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0056123" calcext:value-type="float">
            <text:p>5,61E-09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0079594" calcext:value-type="float">
            <text:p>7,96E-09</text:p>
          </table:table-cell>
          <table:table-cell office:value-type="float" office:value="-0.00000000000569" calcext:value-type="float">
            <text:p>-5,6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00112824" calcext:value-type="float">
            <text:p>1,13E-08</text:p>
          </table:table-cell>
          <table:table-cell office:value-type="float" office:value="-0.00000000000391" calcext:value-type="float">
            <text:p>-3,9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0016001" calcext:value-type="float">
            <text:p>1,60E-08</text:p>
          </table:table-cell>
          <table:table-cell office:value-type="float" office:value="-0.00000000000011" calcext:value-type="float">
            <text:p>-1,1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0022684" calcext:value-type="float">
            <text:p>2,27E-08</text:p>
          </table:table-cell>
          <table:table-cell office:value-type="float" office:value="0.00000000000334" calcext:value-type="float">
            <text:p>3,3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0032" calcext:value-type="float">
            <text:p>3,20E-08</text:p>
          </table:table-cell>
          <table:table-cell office:value-type="float" office:value="0.00000000000866" calcext:value-type="float">
            <text:p>8,6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0045211" calcext:value-type="float">
            <text:p>4,52E-08</text:p>
          </table:table-cell>
          <table:table-cell office:value-type="float" office:value="0.00000000000163" calcext:value-type="float">
            <text:p>1,6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0063942" calcext:value-type="float">
            <text:p>6,39E-08</text:p>
          </table:table-cell>
          <table:table-cell office:value-type="float" office:value="0.00000000000089" calcext:value-type="float">
            <text:p>8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0090103" calcext:value-type="float">
            <text:p>9,01E-08</text:p>
          </table:table-cell>
          <table:table-cell office:value-type="float" office:value="0.00000000000045" calcext:value-type="float">
            <text:p>4,5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012583" calcext:value-type="float">
            <text:p>1,26E-07</text:p>
          </table:table-cell>
          <table:table-cell office:value-type="float" office:value="0.00000000000118" calcext:value-type="float">
            <text:p>1,1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017578" calcext:value-type="float">
            <text:p>1,76E-07</text:p>
          </table:table-cell>
          <table:table-cell office:value-type="float" office:value="0.00000000000226" calcext:value-type="float">
            <text:p>2,2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24419" calcext:value-type="float">
            <text:p>2,44E-07</text:p>
          </table:table-cell>
          <table:table-cell office:value-type="float" office:value="0.00000000000307" calcext:value-type="float">
            <text:p>3,07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033893" calcext:value-type="float">
            <text:p>3,39E-07</text:p>
          </table:table-cell>
          <table:table-cell office:value-type="float" office:value="-0.00000000000671" calcext:value-type="float">
            <text:p>-6,7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046368" calcext:value-type="float">
            <text:p>4,64E-07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006362" calcext:value-type="float">
            <text:p>6,36E-07</text:p>
          </table:table-cell>
          <table:table-cell office:value-type="float" office:value="-0.00000000000103" calcext:value-type="float">
            <text:p>-1,0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086303" calcext:value-type="float">
            <text:p>8,63E-07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011645" calcext:value-type="float">
            <text:p>1,16E-06</text:p>
          </table:table-cell>
          <table:table-cell office:value-type="float" office:value="0.00000000000523" calcext:value-type="float">
            <text:p>5,2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015505" calcext:value-type="float">
            <text:p>1,55E-06</text:p>
          </table:table-cell>
          <table:table-cell office:value-type="float" office:value="0.0000000000024" calcext:value-type="float">
            <text:p>2,4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020316" calcext:value-type="float">
            <text:p>2,03E-06</text:p>
          </table:table-cell>
          <table:table-cell office:value-type="float" office:value="-0.00000000000059" calcext:value-type="float">
            <text:p>-5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026229" calcext:value-type="float">
            <text:p>2,62E-06</text:p>
          </table:table-cell>
          <table:table-cell office:value-type="float" office:value="0.0000000000034" calcext:value-type="float">
            <text:p>3,4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033565" calcext:value-type="float">
            <text:p>3,36E-06</text:p>
          </table:table-cell>
          <table:table-cell office:value-type="float" office:value="0.00000000000206" calcext:value-type="float">
            <text:p>2,0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042424" calcext:value-type="float">
            <text:p>4,24E-06</text:p>
          </table:table-cell>
          <table:table-cell office:value-type="float" office:value="0.00000000000045" calcext:value-type="float">
            <text:p>4,5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052688" calcext:value-type="float">
            <text:p>5,27E-06</text:p>
          </table:table-cell>
          <table:table-cell office:value-type="float" office:value="0.00000000000586" calcext:value-type="float">
            <text:p>5,8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064833" calcext:value-type="float">
            <text:p>6,48E-06</text:p>
          </table:table-cell>
          <table:table-cell office:value-type="float" office:value="0.00000000000865" calcext:value-type="float">
            <text:p>8,6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078895" calcext:value-type="float">
            <text:p>7,89E-06</text:p>
          </table:table-cell>
          <table:table-cell office:value-type="float" office:value="0.00000000001063" calcext:value-type="float">
            <text:p>1,0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094646" calcext:value-type="float">
            <text:p>9,46E-06</text:p>
          </table:table-cell>
          <table:table-cell office:value-type="float" office:value="0.00000000001006" calcext:value-type="float">
            <text:p>1,0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112228" calcext:value-type="float">
            <text:p>1,12E-05</text:p>
          </table:table-cell>
          <table:table-cell office:value-type="float" office:value="0.0000000000131" calcext:value-type="float">
            <text:p>1,3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13134" calcext:value-type="float">
            <text:p>1,31E-05</text:p>
          </table:table-cell>
          <table:table-cell office:value-type="float" office:value="0.00000000000938" calcext:value-type="float">
            <text:p>9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15215" calcext:value-type="float">
            <text:p>1,52E-05</text:p>
          </table:table-cell>
          <table:table-cell office:value-type="float" office:value="0.00000000000714" calcext:value-type="float">
            <text:p>7,1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1746" calcext:value-type="float">
            <text:p>1,75E-05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19903" calcext:value-type="float">
            <text:p>1,99E-05</text:p>
          </table:table-cell>
          <table:table-cell office:value-type="float" office:value="0.00000000000779" calcext:value-type="float">
            <text:p>7,7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2448" calcext:value-type="float">
            <text:p>2,24E-05</text:p>
          </table:table-cell>
          <table:table-cell office:value-type="float" office:value="0.00000000000738" calcext:value-type="float">
            <text:p>7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25108" calcext:value-type="float">
            <text:p>2,51E-05</text:p>
          </table:table-cell>
          <table:table-cell office:value-type="float" office:value="0.00000000000708" calcext:value-type="float">
            <text:p>7,0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27877" calcext:value-type="float">
            <text:p>2,79E-05</text:p>
          </table:table-cell>
          <table:table-cell office:value-type="float" office:value="0.00000000001482" calcext:value-type="float">
            <text:p>1,4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30799" calcext:value-type="float">
            <text:p>3,08E-05</text:p>
          </table:table-cell>
          <table:table-cell office:value-type="float" office:value="0.0000000000159" calcext:value-type="float">
            <text:p>1,5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33708" calcext:value-type="float">
            <text:p>3,37E-05</text:p>
          </table:table-cell>
          <table:table-cell office:value-type="float" office:value="0.00000000001601" calcext:value-type="float">
            <text:p>1,6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36762" calcext:value-type="float">
            <text:p>3,68E-05</text:p>
          </table:table-cell>
          <table:table-cell office:value-type="float" office:value="0.00000000002059" calcext:value-type="float">
            <text:p>2,0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39889" calcext:value-type="float">
            <text:p>3,99E-05</text:p>
          </table:table-cell>
          <table:table-cell office:value-type="float" office:value="0.0000000000248" calcext:value-type="float">
            <text:p>2,4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43017" calcext:value-type="float">
            <text:p>4,30E-05</text:p>
          </table:table-cell>
          <table:table-cell office:value-type="float" office:value="0.00000000002228" calcext:value-type="float">
            <text:p>2,2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46208" calcext:value-type="float">
            <text:p>4,62E-05</text:p>
          </table:table-cell>
          <table:table-cell office:value-type="float" office:value="0.00000000001837" calcext:value-type="float">
            <text:p>1,8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49509" calcext:value-type="float">
            <text:p>4,95E-05</text:p>
          </table:table-cell>
          <table:table-cell office:value-type="float" office:value="0.0000000000191" calcext:value-type="float">
            <text:p>1,9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52783" calcext:value-type="float">
            <text:p>5,28E-05</text:p>
          </table:table-cell>
          <table:table-cell office:value-type="float" office:value="0.00000000002385" calcext:value-type="float">
            <text:p>2,3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56095" calcext:value-type="float">
            <text:p>5,61E-05</text:p>
          </table:table-cell>
          <table:table-cell office:value-type="float" office:value="0.0000000000275" calcext:value-type="float">
            <text:p>2,7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59313" calcext:value-type="float">
            <text:p>5,93E-05</text:p>
          </table:table-cell>
          <table:table-cell office:value-type="float" office:value="0.0000000000338" calcext:value-type="float">
            <text:p>3,3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62678" calcext:value-type="float">
            <text:p>6,27E-05</text:p>
          </table:table-cell>
          <table:table-cell office:value-type="float" office:value="0.00000000003473" calcext:value-type="float">
            <text:p>3,4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65966" calcext:value-type="float">
            <text:p>6,60E-05</text:p>
          </table:table-cell>
          <table:table-cell office:value-type="float" office:value="0.00000000003638" calcext:value-type="float">
            <text:p>3,6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69306" calcext:value-type="float">
            <text:p>6,93E-05</text:p>
          </table:table-cell>
          <table:table-cell office:value-type="float" office:value="0.00000000003338" calcext:value-type="float">
            <text:p>3,3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72764" calcext:value-type="float">
            <text:p>7,28E-05</text:p>
          </table:table-cell>
          <table:table-cell office:value-type="float" office:value="0.00000000003637" calcext:value-type="float">
            <text:p>3,6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76139" calcext:value-type="float">
            <text:p>7,61E-05</text:p>
          </table:table-cell>
          <table:table-cell office:value-type="float" office:value="0.00000000003219" calcext:value-type="float">
            <text:p>3,2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79522" calcext:value-type="float">
            <text:p>7,95E-05</text:p>
          </table:table-cell>
          <table:table-cell office:value-type="float" office:value="0.0000000000353" calcext:value-type="float">
            <text:p>3,5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82966" calcext:value-type="float">
            <text:p>8,30E-05</text:p>
          </table:table-cell>
          <table:table-cell office:value-type="float" office:value="0.0000000000467" calcext:value-type="float">
            <text:p>4,6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86363" calcext:value-type="float">
            <text:p>8,64E-05</text:p>
          </table:table-cell>
          <table:table-cell office:value-type="float" office:value="0.0000000000498" calcext:value-type="float">
            <text:p>4,9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89702" calcext:value-type="float">
            <text:p>8,97E-05</text:p>
          </table:table-cell>
          <table:table-cell office:value-type="float" office:value="0.00000000005309" calcext:value-type="float">
            <text:p>5,3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93058" calcext:value-type="float">
            <text:p>9,31E-05</text:p>
          </table:table-cell>
          <table:table-cell office:value-type="float" office:value="0.0000000000575" calcext:value-type="float">
            <text:p>5,7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96424" calcext:value-type="float">
            <text:p>9,64E-05</text:p>
          </table:table-cell>
          <table:table-cell office:value-type="float" office:value="0.00000000006417" calcext:value-type="float">
            <text:p>6,4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99704" calcext:value-type="float">
            <text:p>9,97E-05</text:p>
          </table:table-cell>
          <table:table-cell office:value-type="float" office:value="0.00000000006254" calcext:value-type="float">
            <text:p>6,2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0.000102953" calcext:value-type="float">
            <text:p>0,000102953</text:p>
          </table:table-cell>
          <table:table-cell office:value-type="float" office:value="0.00000000006664" calcext:value-type="float">
            <text:p>6,6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000106298" calcext:value-type="float">
            <text:p>0,000106298</text:p>
          </table:table-cell>
          <table:table-cell office:value-type="float" office:value="0.00000000007501" calcext:value-type="float">
            <text:p>7,5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0.000109587" calcext:value-type="float">
            <text:p>0,000109587</text:p>
          </table:table-cell>
          <table:table-cell office:value-type="float" office:value="0.00000000008307" calcext:value-type="float">
            <text:p>8,3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000112695" calcext:value-type="float">
            <text:p>0,000112695</text:p>
          </table:table-cell>
          <table:table-cell office:value-type="float" office:value="0.00000000008348" calcext:value-type="float">
            <text:p>8,3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00011589" calcext:value-type="float">
            <text:p>0,00011589</text:p>
          </table:table-cell>
          <table:table-cell office:value-type="float" office:value="0.00000000008051" calcext:value-type="float">
            <text:p>8,0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00011905" calcext:value-type="float">
            <text:p>0,00011905</text:p>
          </table:table-cell>
          <table:table-cell office:value-type="float" office:value="0.00000000009567" calcext:value-type="float">
            <text:p>9,5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00012222" calcext:value-type="float">
            <text:p>0,00012222</text:p>
          </table:table-cell>
          <table:table-cell office:value-type="float" office:value="0.00000000009928" calcext:value-type="float">
            <text:p>9,9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0.00012547" calcext:value-type="float">
            <text:p>0,00012547</text:p>
          </table:table-cell>
          <table:table-cell office:value-type="float" office:value="0.00000000010972" calcext:value-type="float">
            <text:p>1,10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0.00012853" calcext:value-type="float">
            <text:p>0,00012853</text:p>
          </table:table-cell>
          <table:table-cell office:value-type="float" office:value="0.00000000011624" calcext:value-type="float">
            <text:p>1,16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0.00013156" calcext:value-type="float">
            <text:p>0,00013156</text:p>
          </table:table-cell>
          <table:table-cell office:value-type="float" office:value="0.00000000012671" calcext:value-type="float">
            <text:p>1,27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0.00013454" calcext:value-type="float">
            <text:p>0,00013454</text:p>
          </table:table-cell>
          <table:table-cell office:value-type="float" office:value="0.00000000012664" calcext:value-type="float">
            <text:p>1,27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0.00013761" calcext:value-type="float">
            <text:p>0,00013761</text:p>
          </table:table-cell>
          <table:table-cell office:value-type="float" office:value="0.00000000013985" calcext:value-type="float">
            <text:p>1,40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table:style-name="Default" office:value-type="float" office:value="0.00014049" calcext:value-type="float">
            <text:p>0,00014049</text:p>
          </table:table-cell>
          <table:table-cell office:value-type="float" office:value="0.00000000014247" calcext:value-type="float">
            <text:p>1,42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0.00014336" calcext:value-type="float">
            <text:p>0,00014336</text:p>
          </table:table-cell>
          <table:table-cell office:value-type="float" office:value="0.00000000015238" calcext:value-type="float">
            <text:p>1,52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0.0001462" calcext:value-type="float">
            <text:p>0,0001462</text:p>
          </table:table-cell>
          <table:table-cell office:value-type="float" office:value="0.00000000016138" calcext:value-type="float">
            <text:p>1,61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00014904" calcext:value-type="float">
            <text:p>0,00014904</text:p>
          </table:table-cell>
          <table:table-cell office:value-type="float" office:value="0.00000000016988" calcext:value-type="float">
            <text:p>1,70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0.0001519" calcext:value-type="float">
            <text:p>0,0001519</text:p>
          </table:table-cell>
          <table:table-cell office:value-type="float" office:value="0.00000000018317" calcext:value-type="float">
            <text:p>1,8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0.00015466" calcext:value-type="float">
            <text:p>0,00015466</text:p>
          </table:table-cell>
          <table:table-cell office:value-type="float" office:value="0.00000000019364" calcext:value-type="float">
            <text:p>1,94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0.00015741" calcext:value-type="float">
            <text:p>0,00015741</text:p>
          </table:table-cell>
          <table:table-cell office:value-type="float" office:value="0.00000000020682" calcext:value-type="float">
            <text:p>2,07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0.00015998" calcext:value-type="float">
            <text:p>0,00015998</text:p>
          </table:table-cell>
          <table:table-cell office:value-type="float" office:value="0.00000000022331" calcext:value-type="float">
            <text:p>2,2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table:style-name="Default" office:value-type="float" office:value="0.00016276" calcext:value-type="float">
            <text:p>0,00016276</text:p>
          </table:table-cell>
          <table:table-cell office:value-type="float" office:value="0.00000000023583" calcext:value-type="float">
            <text:p>2,36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00016537" calcext:value-type="float">
            <text:p>0,00016537</text:p>
          </table:table-cell>
          <table:table-cell office:value-type="float" office:value="0.00000000025068" calcext:value-type="float">
            <text:p>2,51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00016788" calcext:value-type="float">
            <text:p>0,00016788</text:p>
          </table:table-cell>
          <table:table-cell office:value-type="float" office:value="0.00000000026197" calcext:value-type="float">
            <text:p>2,62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00017036" calcext:value-type="float">
            <text:p>0,00017036</text:p>
          </table:table-cell>
          <table:table-cell office:value-type="float" office:value="0.00000000028051" calcext:value-type="float">
            <text:p>2,81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0.00017279" calcext:value-type="float">
            <text:p>0,00017279</text:p>
          </table:table-cell>
          <table:table-cell office:value-type="float" office:value="0.00000000029314" calcext:value-type="float">
            <text:p>2,9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17531" calcext:value-type="float">
            <text:p>0,00017531</text:p>
          </table:table-cell>
          <table:table-cell office:value-type="float" office:value="0.00000000030475" calcext:value-type="float">
            <text:p>3,05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table table:name="FDSOI8-38" table:style-name="ta1">
        <table:shapes>
          <draw:frame draw:z-index="0" draw:style-name="gr1" draw:text-style-name="P1" svg:width="159.99mm" svg:height="89.99mm" svg:x="90.67mm" svg:y="0mm">
            <loext:p draw:notify-on-update-of-ranges="'FDSOI8-38'.B3:'FDSOI8-38'.B4 'FDSOI8-38'.B5:'FDSOI8-38'.B105 'FDSOI8-38'.C3:'FDSOI8-38'.C4 'FDSOI8-38'.C5:'FDSOI8-38'.C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7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7" table:number-rows-spanned="1">
            <text:p>VG= 0 to 1 in 0,01 step</text:p>
          </table:table-cell>
          <table:covered-table-cell/>
          <table:covered-table-cell table:number-columns-repeated="2" table:style-name="Default"/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5673" calcext:value-type="float">
            <text:p>1,57E-05</text:p>
          </table:table-cell>
          <table:table-cell office:value-type="float" office:value="-0.0000030791" calcext:value-type="float">
            <text:p>-3,08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1533" calcext:value-type="float">
            <text:p>1,53E-05</text:p>
          </table:table-cell>
          <table:table-cell office:value-type="float" office:value="-0.0000026913" calcext:value-type="float">
            <text:p>-2,69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15024" calcext:value-type="float">
            <text:p>1,50E-05</text:p>
          </table:table-cell>
          <table:table-cell office:value-type="float" office:value="-0.0000023173" calcext:value-type="float">
            <text:p>-2,32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14703" calcext:value-type="float">
            <text:p>1,47E-05</text:p>
          </table:table-cell>
          <table:table-cell office:value-type="float" office:value="-0.0000019565" calcext:value-type="float">
            <text:p>-1,96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14463" calcext:value-type="float">
            <text:p>1,45E-05</text:p>
          </table:table-cell>
          <table:table-cell office:value-type="float" office:value="-0.0000015993" calcext:value-type="float">
            <text:p>-1,60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14165" calcext:value-type="float">
            <text:p>1,42E-05</text:p>
          </table:table-cell>
          <table:table-cell office:value-type="float" office:value="-0.0000012437" calcext:value-type="float">
            <text:p>-1,24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13853" calcext:value-type="float">
            <text:p>1,39E-05</text:p>
          </table:table-cell>
          <table:table-cell office:value-type="float" office:value="-0.00000089645" calcext:value-type="float">
            <text:p>-8,96E-07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13499" calcext:value-type="float">
            <text:p>1,35E-05</text:p>
          </table:table-cell>
          <table:table-cell office:value-type="float" office:value="-0.00000055233" calcext:value-type="float">
            <text:p>-5,52E-07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13196" calcext:value-type="float">
            <text:p>1,32E-05</text:p>
          </table:table-cell>
          <table:table-cell office:value-type="float" office:value="-0.00000020087" calcext:value-type="float">
            <text:p>-2,01E-07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12888" calcext:value-type="float">
            <text:p>1,29E-05</text:p>
          </table:table-cell>
          <table:table-cell office:value-type="float" office:value="0.00000014753" calcext:value-type="float">
            <text:p>1,48E-07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12599" calcext:value-type="float">
            <text:p>1,26E-05</text:p>
          </table:table-cell>
          <table:table-cell office:value-type="float" office:value="0.00000049752" calcext:value-type="float">
            <text:p>4,98E-07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12294" calcext:value-type="float">
            <text:p>1,23E-05</text:p>
          </table:table-cell>
          <table:table-cell office:value-type="float" office:value="0.00000084858" calcext:value-type="float">
            <text:p>8,49E-07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11964" calcext:value-type="float">
            <text:p>1,20E-05</text:p>
          </table:table-cell>
          <table:table-cell office:value-type="float" office:value="0.000001211" calcext:value-type="float">
            <text:p>1,21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11673" calcext:value-type="float">
            <text:p>1,17E-05</text:p>
          </table:table-cell>
          <table:table-cell office:value-type="float" office:value="0.0000015868" calcext:value-type="float">
            <text:p>1,59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11359" calcext:value-type="float">
            <text:p>1,14E-05</text:p>
          </table:table-cell>
          <table:table-cell office:value-type="float" office:value="0.0000019682" calcext:value-type="float">
            <text:p>1,97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11011" calcext:value-type="float">
            <text:p>1,10E-05</text:p>
          </table:table-cell>
          <table:table-cell office:value-type="float" office:value="0.0000023694" calcext:value-type="float">
            <text:p>2,37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10629" calcext:value-type="float">
            <text:p>1,06E-05</text:p>
          </table:table-cell>
          <table:table-cell office:value-type="float" office:value="0.0000027848" calcext:value-type="float">
            <text:p>2,78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10243" calcext:value-type="float">
            <text:p>1,02E-05</text:p>
          </table:table-cell>
          <table:table-cell office:value-type="float" office:value="0.000003243" calcext:value-type="float">
            <text:p>3,24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98312" calcext:value-type="float">
            <text:p>9,83E-06</text:p>
          </table:table-cell>
          <table:table-cell office:value-type="float" office:value="0.0000036774" calcext:value-type="float">
            <text:p>3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1" office:value-type="string" calcext:value-type="string" table:number-columns-spanned="7" table:number-rows-spanned="1">
            <text:p>Courant de grille du même ordre de grandeur que le courant de drain, donc inutilisable</text:p>
          </table:table-cell>
          <table:covered-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94561" calcext:value-type="float">
            <text:p>9,46E-06</text:p>
          </table:table-cell>
          <table:table-cell office:value-type="float" office:value="0.0000041536" calcext:value-type="float">
            <text:p>4,15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90177" calcext:value-type="float">
            <text:p>9,02E-06</text:p>
          </table:table-cell>
          <table:table-cell office:value-type="float" office:value="0.0000046439" calcext:value-type="float">
            <text:p>4,64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85768" calcext:value-type="float">
            <text:p>8,58E-06</text:p>
          </table:table-cell>
          <table:table-cell office:value-type="float" office:value="0.0000051565" calcext:value-type="float">
            <text:p>5,16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81367" calcext:value-type="float">
            <text:p>8,14E-06</text:p>
          </table:table-cell>
          <table:table-cell office:value-type="float" office:value="0.0000056879" calcext:value-type="float">
            <text:p>5,69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76861" calcext:value-type="float">
            <text:p>7,69E-06</text:p>
          </table:table-cell>
          <table:table-cell office:value-type="float" office:value="0.0000062435" calcext:value-type="float">
            <text:p>6,24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72379" calcext:value-type="float">
            <text:p>7,24E-06</text:p>
          </table:table-cell>
          <table:table-cell office:value-type="float" office:value="0.000006807" calcext:value-type="float">
            <text:p>6,81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67573" calcext:value-type="float">
            <text:p>6,76E-06</text:p>
          </table:table-cell>
          <table:table-cell office:value-type="float" office:value="0.0000074056" calcext:value-type="float">
            <text:p>7,41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63109" calcext:value-type="float">
            <text:p>6,31E-06</text:p>
          </table:table-cell>
          <table:table-cell office:value-type="float" office:value="0.0000080134" calcext:value-type="float">
            <text:p>8,01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58426" calcext:value-type="float">
            <text:p>5,84E-06</text:p>
          </table:table-cell>
          <table:table-cell office:value-type="float" office:value="0.0000086399" calcext:value-type="float">
            <text:p>8,64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5332" calcext:value-type="float">
            <text:p>5,33E-06</text:p>
          </table:table-cell>
          <table:table-cell office:value-type="float" office:value="0.0000092864" calcext:value-type="float">
            <text:p>9,29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49599" calcext:value-type="float">
            <text:p>4,96E-06</text:p>
          </table:table-cell>
          <table:table-cell office:value-type="float" office:value="0.0000099483" calcext:value-type="float">
            <text:p>9,95E-0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4514" calcext:value-type="float">
            <text:p>4,51E-06</text:p>
          </table:table-cell>
          <table:table-cell office:value-type="float" office:value="0.0000106244" calcext:value-type="float">
            <text:p>1,0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40788" calcext:value-type="float">
            <text:p>4,08E-06</text:p>
          </table:table-cell>
          <table:table-cell office:value-type="float" office:value="0.0000113187" calcext:value-type="float">
            <text:p>1,13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36902" calcext:value-type="float">
            <text:p>3,69E-06</text:p>
          </table:table-cell>
          <table:table-cell office:value-type="float" office:value="0.000012023" calcext:value-type="float">
            <text:p>1,2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034269" calcext:value-type="float">
            <text:p>3,43E-06</text:p>
          </table:table-cell>
          <table:table-cell office:value-type="float" office:value="0.000012751" calcext:value-type="float">
            <text:p>1,2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30847" calcext:value-type="float">
            <text:p>3,08E-06</text:p>
          </table:table-cell>
          <table:table-cell office:value-type="float" office:value="0.000013485" calcext:value-type="float">
            <text:p>1,35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027818" calcext:value-type="float">
            <text:p>2,78E-06</text:p>
          </table:table-cell>
          <table:table-cell office:value-type="float" office:value="0.000014237" calcext:value-type="float">
            <text:p>1,42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026249" calcext:value-type="float">
            <text:p>2,62E-06</text:p>
          </table:table-cell>
          <table:table-cell office:value-type="float" office:value="0.000015019" calcext:value-type="float">
            <text:p>1,5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025358" calcext:value-type="float">
            <text:p>2,54E-06</text:p>
          </table:table-cell>
          <table:table-cell office:value-type="float" office:value="0.000015804" calcext:value-type="float">
            <text:p>1,5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025696" calcext:value-type="float">
            <text:p>2,57E-06</text:p>
          </table:table-cell>
          <table:table-cell office:value-type="float" office:value="0.000016969" calcext:value-type="float">
            <text:p>1,7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022638" calcext:value-type="float">
            <text:p>2,26E-06</text:p>
          </table:table-cell>
          <table:table-cell office:value-type="float" office:value="0.00001778" calcext:value-type="float">
            <text:p>1,7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024242" calcext:value-type="float">
            <text:p>2,42E-06</text:p>
          </table:table-cell>
          <table:table-cell office:value-type="float" office:value="0.000018635" calcext:value-type="float">
            <text:p>1,8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032488" calcext:value-type="float">
            <text:p>3,25E-06</text:p>
          </table:table-cell>
          <table:table-cell office:value-type="float" office:value="0.000019106" calcext:value-type="float">
            <text:p>1,91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036848" calcext:value-type="float">
            <text:p>3,68E-06</text:p>
          </table:table-cell>
          <table:table-cell office:value-type="float" office:value="0.000019975" calcext:value-type="float">
            <text:p>2,0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04033" calcext:value-type="float">
            <text:p>4,03E-06</text:p>
          </table:table-cell>
          <table:table-cell office:value-type="float" office:value="0.000020862" calcext:value-type="float">
            <text:p>2,0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050758" calcext:value-type="float">
            <text:p>5,08E-06</text:p>
          </table:table-cell>
          <table:table-cell office:value-type="float" office:value="0.000021766" calcext:value-type="float">
            <text:p>2,1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058476" calcext:value-type="float">
            <text:p>5,85E-06</text:p>
          </table:table-cell>
          <table:table-cell office:value-type="float" office:value="0.000023111" calcext:value-type="float">
            <text:p>2,31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68803" calcext:value-type="float">
            <text:p>6,88E-06</text:p>
          </table:table-cell>
          <table:table-cell office:value-type="float" office:value="0.000023855" calcext:value-type="float">
            <text:p>2,3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80385" calcext:value-type="float">
            <text:p>8,04E-06</text:p>
          </table:table-cell>
          <table:table-cell office:value-type="float" office:value="0.000024803" calcext:value-type="float">
            <text:p>2,4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906" calcext:value-type="float">
            <text:p>9,06E-06</text:p>
          </table:table-cell>
          <table:table-cell office:value-type="float" office:value="0.000025572" calcext:value-type="float">
            <text:p>2,5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104616" calcext:value-type="float">
            <text:p>1,05E-05</text:p>
          </table:table-cell>
          <table:table-cell office:value-type="float" office:value="0.000026554" calcext:value-type="float">
            <text:p>2,6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12096" calcext:value-type="float">
            <text:p>1,21E-05</text:p>
          </table:table-cell>
          <table:table-cell office:value-type="float" office:value="0.000027721" calcext:value-type="float">
            <text:p>2,7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13781" calcext:value-type="float">
            <text:p>1,38E-05</text:p>
          </table:table-cell>
          <table:table-cell office:value-type="float" office:value="0.000028751" calcext:value-type="float">
            <text:p>2,8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1521" calcext:value-type="float">
            <text:p>1,52E-05</text:p>
          </table:table-cell>
          <table:table-cell office:value-type="float" office:value="0.000029621" calcext:value-type="float">
            <text:p>2,9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17263" calcext:value-type="float">
            <text:p>1,73E-05</text:p>
          </table:table-cell>
          <table:table-cell office:value-type="float" office:value="0.000030726" calcext:value-type="float">
            <text:p>3,0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19157" calcext:value-type="float">
            <text:p>1,92E-05</text:p>
          </table:table-cell>
          <table:table-cell office:value-type="float" office:value="0.000031876" calcext:value-type="float">
            <text:p>3,1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2094" calcext:value-type="float">
            <text:p>2,09E-05</text:p>
          </table:table-cell>
          <table:table-cell office:value-type="float" office:value="0.000032879" calcext:value-type="float">
            <text:p>3,2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2304" calcext:value-type="float">
            <text:p>2,30E-05</text:p>
          </table:table-cell>
          <table:table-cell office:value-type="float" office:value="0.000033981" calcext:value-type="float">
            <text:p>3,4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24678" calcext:value-type="float">
            <text:p>2,47E-05</text:p>
          </table:table-cell>
          <table:table-cell office:value-type="float" office:value="0.000035184" calcext:value-type="float">
            <text:p>3,52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27078" calcext:value-type="float">
            <text:p>2,71E-05</text:p>
          </table:table-cell>
          <table:table-cell office:value-type="float" office:value="0.000036367" calcext:value-type="float">
            <text:p>3,64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28932" calcext:value-type="float">
            <text:p>2,89E-05</text:p>
          </table:table-cell>
          <table:table-cell office:value-type="float" office:value="0.000037562" calcext:value-type="float">
            <text:p>3,7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30726" calcext:value-type="float">
            <text:p>3,07E-05</text:p>
          </table:table-cell>
          <table:table-cell office:value-type="float" office:value="0.000038712" calcext:value-type="float">
            <text:p>3,8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32747" calcext:value-type="float">
            <text:p>3,27E-05</text:p>
          </table:table-cell>
          <table:table-cell office:value-type="float" office:value="0.000039921" calcext:value-type="float">
            <text:p>3,9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34747" calcext:value-type="float">
            <text:p>3,47E-05</text:p>
          </table:table-cell>
          <table:table-cell office:value-type="float" office:value="0.000041152" calcext:value-type="float">
            <text:p>4,12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36825" calcext:value-type="float">
            <text:p>3,68E-05</text:p>
          </table:table-cell>
          <table:table-cell office:value-type="float" office:value="0.000042432" calcext:value-type="float">
            <text:p>4,24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38971" calcext:value-type="float">
            <text:p>3,90E-05</text:p>
          </table:table-cell>
          <table:table-cell office:value-type="float" office:value="0.000043648" calcext:value-type="float">
            <text:p>4,3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4098" calcext:value-type="float">
            <text:p>4,10E-05</text:p>
          </table:table-cell>
          <table:table-cell office:value-type="float" office:value="0.000044935" calcext:value-type="float">
            <text:p>4,4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42694" calcext:value-type="float">
            <text:p>4,27E-05</text:p>
          </table:table-cell>
          <table:table-cell office:value-type="float" office:value="0.000046274" calcext:value-type="float">
            <text:p>4,63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4477" calcext:value-type="float">
            <text:p>4,48E-05</text:p>
          </table:table-cell>
          <table:table-cell office:value-type="float" office:value="0.000047587" calcext:value-type="float">
            <text:p>4,7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46677" calcext:value-type="float">
            <text:p>4,67E-05</text:p>
          </table:table-cell>
          <table:table-cell office:value-type="float" office:value="0.000049" calcext:value-type="float">
            <text:p>4,9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4877" calcext:value-type="float">
            <text:p>4,88E-05</text:p>
          </table:table-cell>
          <table:table-cell office:value-type="float" office:value="0.000050347" calcext:value-type="float">
            <text:p>5,03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50613" calcext:value-type="float">
            <text:p>5,06E-05</text:p>
          </table:table-cell>
          <table:table-cell office:value-type="float" office:value="0.000051629" calcext:value-type="float">
            <text:p>5,1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52409" calcext:value-type="float">
            <text:p>5,24E-05</text:p>
          </table:table-cell>
          <table:table-cell office:value-type="float" office:value="0.000052995" calcext:value-type="float">
            <text:p>5,3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53554" calcext:value-type="float">
            <text:p>5,36E-05</text:p>
          </table:table-cell>
          <table:table-cell office:value-type="float" office:value="0.000054451" calcext:value-type="float">
            <text:p>5,45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55331" calcext:value-type="float">
            <text:p>5,53E-05</text:p>
          </table:table-cell>
          <table:table-cell office:value-type="float" office:value="0.000055863" calcext:value-type="float">
            <text:p>5,5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56889" calcext:value-type="float">
            <text:p>5,69E-05</text:p>
          </table:table-cell>
          <table:table-cell office:value-type="float" office:value="0.00005738" calcext:value-type="float">
            <text:p>5,74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58978" calcext:value-type="float">
            <text:p>5,90E-05</text:p>
          </table:table-cell>
          <table:table-cell office:value-type="float" office:value="0.000058667" calcext:value-type="float">
            <text:p>5,8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60936" calcext:value-type="float">
            <text:p>6,09E-05</text:p>
          </table:table-cell>
          <table:table-cell office:value-type="float" office:value="0.00006014" calcext:value-type="float">
            <text:p>6,01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62408" calcext:value-type="float">
            <text:p>6,24E-05</text:p>
          </table:table-cell>
          <table:table-cell office:value-type="float" office:value="0.000061774" calcext:value-type="float">
            <text:p>6,1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63305" calcext:value-type="float">
            <text:p>6,33E-05</text:p>
          </table:table-cell>
          <table:table-cell office:value-type="float" office:value="0.000063494" calcext:value-type="float">
            <text:p>6,35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65229" calcext:value-type="float">
            <text:p>6,52E-05</text:p>
          </table:table-cell>
          <table:table-cell office:value-type="float" office:value="0.000064707" calcext:value-type="float">
            <text:p>6,4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66726" calcext:value-type="float">
            <text:p>6,67E-05</text:p>
          </table:table-cell>
          <table:table-cell office:value-type="float" office:value="0.000066393" calcext:value-type="float">
            <text:p>6,64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6746" calcext:value-type="float">
            <text:p>6,75E-05</text:p>
          </table:table-cell>
          <table:table-cell office:value-type="float" office:value="0.000068166" calcext:value-type="float">
            <text:p>6,82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6913" calcext:value-type="float">
            <text:p>6,91E-05</text:p>
          </table:table-cell>
          <table:table-cell office:value-type="float" office:value="0.000069716" calcext:value-type="float">
            <text:p>6,9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70461" calcext:value-type="float">
            <text:p>7,05E-05</text:p>
          </table:table-cell>
          <table:table-cell office:value-type="float" office:value="0.000071292" calcext:value-type="float">
            <text:p>7,13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71949" calcext:value-type="float">
            <text:p>7,19E-05</text:p>
          </table:table-cell>
          <table:table-cell office:value-type="float" office:value="0.000072844" calcext:value-type="float">
            <text:p>7,28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73607" calcext:value-type="float">
            <text:p>7,36E-05</text:p>
          </table:table-cell>
          <table:table-cell office:value-type="float" office:value="0.000074569" calcext:value-type="float">
            <text:p>7,4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74386" calcext:value-type="float">
            <text:p>7,44E-05</text:p>
          </table:table-cell>
          <table:table-cell office:value-type="float" office:value="0.000076282" calcext:value-type="float">
            <text:p>7,63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75319" calcext:value-type="float">
            <text:p>7,53E-05</text:p>
          </table:table-cell>
          <table:table-cell office:value-type="float" office:value="0.000077916" calcext:value-type="float">
            <text:p>7,79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76681" calcext:value-type="float">
            <text:p>7,67E-05</text:p>
          </table:table-cell>
          <table:table-cell office:value-type="float" office:value="0.000079675" calcext:value-type="float">
            <text:p>7,9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77378" calcext:value-type="float">
            <text:p>7,74E-05</text:p>
          </table:table-cell>
          <table:table-cell office:value-type="float" office:value="0.000081385" calcext:value-type="float">
            <text:p>8,14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78581" calcext:value-type="float">
            <text:p>7,86E-05</text:p>
          </table:table-cell>
          <table:table-cell office:value-type="float" office:value="0.000083153" calcext:value-type="float">
            <text:p>8,32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79231" calcext:value-type="float">
            <text:p>7,92E-05</text:p>
          </table:table-cell>
          <table:table-cell office:value-type="float" office:value="0.000085116" calcext:value-type="float">
            <text:p>8,51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80579" calcext:value-type="float">
            <text:p>8,06E-05</text:p>
          </table:table-cell>
          <table:table-cell office:value-type="float" office:value="0.000086739" calcext:value-type="float">
            <text:p>8,67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80694" calcext:value-type="float">
            <text:p>8,07E-05</text:p>
          </table:table-cell>
          <table:table-cell office:value-type="float" office:value="0.000088587" calcext:value-type="float">
            <text:p>8,8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82011" calcext:value-type="float">
            <text:p>8,20E-05</text:p>
          </table:table-cell>
          <table:table-cell office:value-type="float" office:value="0.000090034" calcext:value-type="float">
            <text:p>9,00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82562" calcext:value-type="float">
            <text:p>8,26E-05</text:p>
          </table:table-cell>
          <table:table-cell office:value-type="float" office:value="0.000092446" calcext:value-type="float">
            <text:p>9,24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82324" calcext:value-type="float">
            <text:p>8,23E-05</text:p>
          </table:table-cell>
          <table:table-cell office:value-type="float" office:value="0.000094618" calcext:value-type="float">
            <text:p>9,46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83185" calcext:value-type="float">
            <text:p>8,32E-05</text:p>
          </table:table-cell>
          <table:table-cell office:value-type="float" office:value="0.000095526" calcext:value-type="float">
            <text:p>9,55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83373" calcext:value-type="float">
            <text:p>8,34E-05</text:p>
          </table:table-cell>
          <table:table-cell office:value-type="float" office:value="0.000098244" calcext:value-type="float">
            <text:p>9,82E-05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8424" calcext:value-type="float">
            <text:p>8,42E-05</text:p>
          </table:table-cell>
          <table:table-cell table:style-name="Default" office:value-type="float" office:value="0.000100511" calcext:value-type="float">
            <text:p>0,000100511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84252" calcext:value-type="float">
            <text:p>8,43E-05</text:p>
          </table:table-cell>
          <table:table-cell table:style-name="Default" office:value-type="float" office:value="0.000103054" calcext:value-type="float">
            <text:p>0,000103054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18:58.501129667</meta:creation-date>
    <meta:generator>LibreOffice/5.0.3.2$Linux_X86_64 LibreOffice_project/00m0$Build-2</meta:generator>
    <dc:date>2015-12-14T10:24:33.796413612</dc:date>
    <meta:editing-duration>PT5M35S</meta:editing-duration>
    <meta:editing-cycles>2</meta:editing-cycles>
    <meta:document-statistic meta:table-count="2" meta:cell-count="10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6cm" svg:y="4.192cm" style:legend-expansion="high" chart:style-name="ch2"/>
        <chart:plot-area chart:style-name="ch3" table:cell-range-address="'FD8-012'.B3:'FD8-012'.C105" chart:data-source-has-labels="row" svg:x="0.32cm" svg:y="0.18cm" svg:width="13.366cm" svg:height="8.64cm">
          <chartooo:coordinate-region svg:x="2.136cm" svg:y="0.388cm" svg:width="11.297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8-012'.C5:'FD8-012'.C105" chart:label-cell-address="'FD8-012'.C3:'FD8-012'.C4" chart:class="chart:scatter">
            <chart:domain table:cell-range-address="'FD8-012'.B5:'FD8-012'.B105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A</text:p>
                <text:list>
                  <text:list-item>
                    <text:p>ID</text:p>
                  </text:list-item>
                  <text:list-item>
                    <text:p>A</text:p>
                  </text:list-item>
                </text:list>
                <draw:g>
                  <svg:desc>'FD8-012'.C3:'FD8-012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5:'FD8-012'.B105</svg:desc>
                </draw:g>
              </table:table-cell>
              <table:table-cell office:value-type="float" office:value="0.0000000000061">
                <text:p>0.0000000000061</text:p>
                <draw:g>
                  <svg:desc>'FD8-012'.C5:'FD8-012'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1115">
                <text:p>0.0000000000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425">
                <text:p>0.00000000001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963">
                <text:p>0.00000000001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2763">
                <text:p>0.000000000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4216">
                <text:p>0.00000000004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598">
                <text:p>0.0000000000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8029">
                <text:p>0.00000000008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11709">
                <text:p>0.00000000011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16703">
                <text:p>0.00000000016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23917">
                <text:p>0.0000000002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34022">
                <text:p>0.00000000034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48187">
                <text:p>0.00000000048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68396">
                <text:p>0.00000000068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97411">
                <text:p>0.00000000097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13857">
                <text:p>0.0000000013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19643">
                <text:p>0.0000000019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27932">
                <text:p>0.000000002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39622">
                <text:p>0.0000000039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56123">
                <text:p>0.0000000056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79594">
                <text:p>0.0000000079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112824">
                <text:p>0.0000000112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16001">
                <text:p>0.000000016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22684">
                <text:p>0.000000022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32">
                <text:p>0.00000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45211">
                <text:p>0.000000045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63942">
                <text:p>0.000000063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0103">
                <text:p>0.000000090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583">
                <text:p>0.00000012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7578">
                <text:p>0.0000001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4419">
                <text:p>0.00000024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33893">
                <text:p>0.00000033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46368">
                <text:p>0.00000046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6362">
                <text:p>0.0000006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86303">
                <text:p>0.00000086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11645">
                <text:p>0.0000011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5505">
                <text:p>0.0000015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0316">
                <text:p>0.0000020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6229">
                <text:p>0.0000026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3565">
                <text:p>0.0000033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42424">
                <text:p>0.0000042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52688">
                <text:p>0.0000052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64833">
                <text:p>0.0000064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78895">
                <text:p>0.0000078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94646">
                <text:p>0.0000094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12228">
                <text:p>0.0000112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3134">
                <text:p>0.000013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5215">
                <text:p>0.000015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746">
                <text:p>0.00001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9903">
                <text:p>0.000019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2448">
                <text:p>0.00002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5108">
                <text:p>0.000025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7877">
                <text:p>0.000027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99">
                <text:p>0.000030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3708">
                <text:p>0.000033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6762">
                <text:p>0.000036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9889">
                <text:p>0.000039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43017">
                <text:p>0.000043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6208">
                <text:p>0.000046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9509">
                <text:p>0.000049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52783">
                <text:p>0.000052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6095">
                <text:p>0.000056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9313">
                <text:p>0.000059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2678">
                <text:p>0.000062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5966">
                <text:p>0.000065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9306">
                <text:p>0.000069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2764">
                <text:p>0.000072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6139">
                <text:p>0.000076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522">
                <text:p>0.00007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2966">
                <text:p>0.000082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363">
                <text:p>0.0000863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89702">
                <text:p>0.00008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3058">
                <text:p>0.000093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6424">
                <text:p>0.0000964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99704">
                <text:p>0.0000997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2953">
                <text:p>0.0001029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6298">
                <text:p>0.000106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09587">
                <text:p>0.000109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2695">
                <text:p>0.000112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589">
                <text:p>0.00011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1905">
                <text:p>0.00011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222">
                <text:p>0.0001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547">
                <text:p>0.00012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2853">
                <text:p>0.00012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156">
                <text:p>0.00013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454">
                <text:p>0.00013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3761">
                <text:p>0.0001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049">
                <text:p>0.00014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336">
                <text:p>0.00014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62">
                <text:p>0.0001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4904">
                <text:p>0.00014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19">
                <text:p>0.0001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466">
                <text:p>0.00015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5741">
                <text:p>0.0001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5998">
                <text:p>0.00015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276">
                <text:p>0.00016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537">
                <text:p>0.000165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6788">
                <text:p>0.00016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036">
                <text:p>0.00017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279">
                <text:p>0.00017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531">
                <text:p>0.00017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6cm" svg:y="4.192cm" style:legend-expansion="high" chart:style-name="ch2"/>
        <chart:plot-area chart:style-name="ch3" table:cell-range-address="'FDSOI8-38'.B3:'FDSOI8-38'.C105" chart:data-source-has-labels="row" svg:x="0.32cm" svg:y="0.18cm" svg:width="13.366cm" svg:height="8.64cm">
          <chartooo:coordinate-region svg:x="2.136cm" svg:y="0.388cm" svg:width="11.297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SOI8-38'.C5:'FDSOI8-38'.C105" chart:label-cell-address="'FDSOI8-38'.C3:'FDSOI8-38'.C4" chart:class="chart:scatter">
            <chart:domain table:cell-range-address="'FDSOI8-38'.B5:'FDSOI8-38'.B105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A</text:p>
                <text:list>
                  <text:list-item>
                    <text:p>ID</text:p>
                  </text:list-item>
                  <text:list-item>
                    <text:p>A</text:p>
                  </text:list-item>
                </text:list>
                <draw:g>
                  <svg:desc>'FDSOI8-38'.C3:'FDSOI8-38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SOI8-38'.B5:'FDSOI8-38'.B105</svg:desc>
                </draw:g>
              </table:table-cell>
              <table:table-cell office:value-type="float" office:value="0.000015673">
                <text:p>0.000015673</text:p>
                <draw:g>
                  <svg:desc>'FDSOI8-38'.C5:'FDSOI8-38'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533">
                <text:p>0.00001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5024">
                <text:p>0.000015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4703">
                <text:p>0.000014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4463">
                <text:p>0.000014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4165">
                <text:p>0.000014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3853">
                <text:p>0.000013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3499">
                <text:p>0.000013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3196">
                <text:p>0.000013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2888">
                <text:p>0.000012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2599">
                <text:p>0.000012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2294">
                <text:p>0.00001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1964">
                <text:p>0.000011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1673">
                <text:p>0.000011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359">
                <text:p>0.000011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11">
                <text:p>0.000011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0629">
                <text:p>0.000010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0243">
                <text:p>0.000010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98312">
                <text:p>0.0000098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94561">
                <text:p>0.0000094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90177">
                <text:p>0.0000090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85768">
                <text:p>0.0000085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81367">
                <text:p>0.0000081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76861">
                <text:p>0.0000076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72379">
                <text:p>0.0000072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7573">
                <text:p>0.0000067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3109">
                <text:p>0.0000063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8426">
                <text:p>0.0000058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5332">
                <text:p>0.000005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49599">
                <text:p>0.0000049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4514">
                <text:p>0.000004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0788">
                <text:p>0.0000040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36902">
                <text:p>0.0000036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34269">
                <text:p>0.0000034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30847">
                <text:p>0.0000030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7818">
                <text:p>0.0000027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249">
                <text:p>0.0000026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5358">
                <text:p>0.000002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5696">
                <text:p>0.0000025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2638">
                <text:p>0.0000022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4242">
                <text:p>0.0000024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2488">
                <text:p>0.000003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6848">
                <text:p>0.0000036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4033">
                <text:p>0.000004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50758">
                <text:p>0.0000050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58476">
                <text:p>0.0000058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68803">
                <text:p>0.0000068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80385">
                <text:p>0.0000080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906">
                <text:p>0.00000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04616">
                <text:p>0.0000104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2096">
                <text:p>0.000012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3781">
                <text:p>0.000013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521">
                <text:p>0.00001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263">
                <text:p>0.000017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9157">
                <text:p>0.000019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2094">
                <text:p>0.00002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2304">
                <text:p>0.00002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4678">
                <text:p>0.000024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7078">
                <text:p>0.000027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8932">
                <text:p>0.000028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0726">
                <text:p>0.000030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2747">
                <text:p>0.000032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4747">
                <text:p>0.000034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6825">
                <text:p>0.00003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971">
                <text:p>0.000038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98">
                <text:p>0.00004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694">
                <text:p>0.000042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477">
                <text:p>0.00004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6677">
                <text:p>0.000046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4877">
                <text:p>0.00004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0613">
                <text:p>0.000050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409">
                <text:p>0.0000524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3554">
                <text:p>0.00005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331">
                <text:p>0.000055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6889">
                <text:p>0.000056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978">
                <text:p>0.0000589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936">
                <text:p>0.000060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2408">
                <text:p>0.000062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305">
                <text:p>0.000063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5229">
                <text:p>0.000065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726">
                <text:p>0.0000667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746">
                <text:p>0.00006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13">
                <text:p>0.00006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0461">
                <text:p>0.000070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1949">
                <text:p>0.000071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3607">
                <text:p>0.000073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4386">
                <text:p>0.000074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5319">
                <text:p>0.000075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6681">
                <text:p>0.0000766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77378">
                <text:p>0.000077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78581">
                <text:p>0.000078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79231">
                <text:p>0.000079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0579">
                <text:p>0.000080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0694">
                <text:p>0.0000806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82011">
                <text:p>0.000082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82562">
                <text:p>0.000082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82324">
                <text:p>0.000082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83185">
                <text:p>0.000083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83373">
                <text:p>0.000083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8424">
                <text:p>0.00008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84252">
                <text:p>0.000084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